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s" fo:country="MX" style:font-size-asian="12pt"/>
    </style:style>
    <style:style style:name="P2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P3" style:family="paragraph" style:parent-style-name="Standard">
      <style:paragraph-properties fo:margin-left="1.244cm" fo:margin-right="0cm" fo:text-indent="0cm" style:auto-text-indent="false"/>
    </style:style>
    <style:style style:name="P4" style:family="paragraph" style:parent-style-name="Standard">
      <style:paragraph-properties fo:margin-left="1.244cm" fo:margin-right="0cm" fo:text-indent="0cm" style:auto-text-indent="false"/>
      <style:text-properties fo:font-size="12pt" fo:language="es" fo:country="MX" style:font-size-asian="12pt"/>
    </style:style>
    <style:style style:name="P5" style:family="paragraph" style:parent-style-name="Standard">
      <style:paragraph-properties fo:margin-left="1.244cm" fo:margin-right="0cm" fo:text-indent="0cm" style:auto-text-indent="false"/>
      <style:text-properties fo:font-size="12pt" style:font-size-asian="12pt"/>
    </style:style>
    <style:style style:name="P6" style:family="paragraph" style:parent-style-name="Standard">
      <style:paragraph-properties fo:margin-left="1.249cm" fo:margin-right="0cm" fo:text-indent="0cm" style:auto-text-indent="false"/>
    </style:style>
    <style:style style:name="P7" style:family="paragraph" style:parent-style-name="Standard">
      <style:paragraph-properties fo:margin-left="1.249cm" fo:margin-right="0cm" fo:text-indent="0cm" style:auto-text-indent="false"/>
      <style:text-properties fo:font-size="12pt" style:font-size-asian="12pt"/>
    </style:style>
    <style:style style:name="P8" style:family="paragraph" style:parent-style-name="Standard">
      <style:paragraph-properties fo:margin-left="2.498cm" fo:margin-right="0cm" fo:text-indent="0cm" style:auto-text-indent="false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6pt" fo:language="es" fo:country="MX" style:text-underline-style="solid" style:text-underline-width="auto" style:text-underline-color="font-color" style:font-size-asian="26pt"/>
    </style:style>
    <style:style style:name="T2" style:family="text">
      <style:text-properties fo:font-size="26pt" fo:language="es" fo:country="MX" style:font-size-asian="26pt"/>
    </style:style>
    <style:style style:name="T3" style:family="text">
      <style:text-properties fo:font-size="12pt" fo:language="es" fo:country="MX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4" style:family="text">
      <style:text-properties fo:font-size="12pt" fo:language="es" fo:country="MX" fo:font-style="italic" fo:font-weight="bold" style:font-size-asian="12pt" style:font-style-asian="italic" style:font-weight-asian="bold"/>
    </style:style>
    <style:style style:name="T5" style:family="text">
      <style:text-properties fo:font-size="12pt" fo:language="es" fo:country="MX" style:font-size-asian="12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MANUAL DEL USUARIO:</text:span></text:p>
      <text:p text:style-name="P1"/>
      <text:p text:style-name="Standard"><text:span text:style-name="T3">1. Consideraciones generales:</text:span></text:p>
      <text:p text:style-name="P3"><text:span text:style-name="T3">1.1:</text:span><text:span text:style-name="T5"> Este programa funciona en base a los archivo.txt de nombre “peliculas_no_vistas.txt” y “peliculas_vistas.txt”, asegúrese de que el mismo se encuentra en la misma carpeta de archivos que va a compilar.</text:span></text:p>
      <text:p text:style-name="P3"><text:span text:style-name="T3">1.2</text:span><text:span text:style-name="T5">: Ante cualquier falla en el manejo del archivo, el programa dejará de ejecutarse inmediatamente.</text:span></text:p>
      <text:p text:style-name="P3"><text:span text:style-name="T3">1.3:</text:span><text:span text:style-name="T5"> Respete las precondiciones de los métodos que se le otorgan, de otra forma es muy probable que falle la ejecución del programa.</text:span></text:p>
      <text:p text:style-name="P3"><text:span text:style-name="T3">1.4:</text:span><text:span text:style-name="T5"> La utilización de plantillas le permite el almacenamiento de distintos tipos de datos en las listas para </text:span><text:span text:style-name="T4">cada caso específico</text:span><text:span text:style-name="T5"> así que asegúrese de ingresar correctamente el tipo de dato requerido en cada caso</text:span></text:p>
      <text:p text:style-name="P4"/>
      <text:p text:style-name="Standard"><text:span text:style-name="T3">2. Accesibilidad:</text:span></text:p>
      <text:p text:style-name="P6"><text:span text:style-name="T3">2.1</text:span><text:span text:style-name="T5"> Este programa está desarrollado para facilitarle un control de las películas que usted ha visto en el último tiempo y también las que no ha visto/planea ver en un corto plazo, proporcionándole funcionalidades como:</text:span></text:p>
      <text:p text:style-name="P8"><text:span text:style-name="T6">- Consultar que películas ha visto</text:span></text:p>
      <text:p text:style-name="P8"><text:span text:style-name="T6">- Actualizar su lista de películas vistas y no vistas. </text:span></text:p>
      <text:p text:style-name="P8"><text:span text:style-name="T6">- Listar todas las películas con sus respectivas características (Título, género, reparto, etc…)</text:span></text:p>
      <text:p text:style-name="P8"><text:span text:style-name="T6">- Generar una lista de películas recomendadas ajustadas a sus gustos personales.</text:span></text:p>
      <text:p text:style-name="P6"><text:span text:style-name="T3">2.2</text:span><text:span text:style-name="T6"> Se le proporcionará un menú de operaciones en pantalla, en el cual usted podrá elegir qué operación realizar, ingresando por teclado la instrucción que coincida con la tarea que desee realizar; Se le recomienda solo ingresar instrucciones de las posibles que le ofrece el programa para evitar fallos inconvenientes. Siempre que usted lo desea podrá instruirle al programa su automática finalización.</text:span></text:p>
      <text:p text:style-name="P6"><text:span text:style-name="T7">2.3</text:span><text:span text:style-name="T6"> El programa le proporciona al usuario métodos específicos para la resolución de sus problemas, podrá usar esos y solo </text:span><text:soft-page-break/><text:span text:style-name="T6">esos, estando terminantemente prohibido acceder a la estructura interna de las clases pertinentes.</text:span></text:p>
      <text:p text:style-name="P3"><text:span text:style-name="T7">2.4</text:span><text:span text:style-name="T6"> Asegúrese de que su computadora tenga espacios disponibles de memoria, ya que el programa funciona con manejo de memoria dinámica.</text:span></text:p>
      <text:p text:style-name="P5"/>
      <text:p text:style-name="Standard"><text:span text:style-name="T7">3. Características principales del algoritmo:</text:span></text:p>
      <text:p text:style-name="P3"><text:span text:style-name="T6">El algoritmo diseñado para este programa tomará en cuenta de su lista de películas vistas y no vistas todos los datos y los comparará según el criterio listado a continuación; si una o más películas superan el filtro serán agregadas a su nueva lista de películas recomendadas.</text:span></text:p>
      <text:p text:style-name="P3"><text:span text:style-name="T6">Criterios de comparación:</text:span></text:p>
      <text:p text:style-name="P3"><text:span text:style-name="T6">- Con cada película vista se tomará: el género, el director, y los actores.</text:span></text:p>
      <text:p text:style-name="P3"><text:span text:style-name="T6">- Para cada película no vista; si hay coincidencia en el género y [(en el director o por lo menos uno de los actores) o el puntaje es 7 o más], se toma la película como recomendada.</text:span></text:p>
      <text:p text:style-name="P3"><text:span text:style-name="T6">Una vez que usted vio la película el programa le permite eliminar esa película de ambas listas (no vistas y recomendadas) para proceder a agregarla a la lista de vistas, de esa manera no se le superpondrán las recomendaciones.</text:span></text:p>
      <text:p text:style-name="P2"/>
      <text:p text:style-name="Standard"><text:span text:style-name="T7">4. Preguntas Frecuentes:</text:span></text:p>
      <text:p text:style-name="Standard"><text:span text:style-name="T6"><text:tab/></text:span><text:span text:style-name="T7">Q:</text:span><text:span text:style-name="T6"> El programa falló y no sé por qué motivo</text:span></text:p>
      <text:p text:style-name="P6"><text:span text:style-name="T7">A:</text:span><text:span text:style-name="T6"> Revise que cumpla con todas las precondiciones detalladas de las funciones y <text:s text:c="2"/>que la carga de datos sea válida (ver .h)</text:span></text:p>
      <text:p text:style-name="P6"><text:span text:style-name="T7">Q:</text:span><text:span text:style-name="T6"> ¿Qué hago si cuando quiero compilar no encuentra los archivos?</text:span></text:p>
      <text:p text:style-name="P6"><text:span text:style-name="T7">A:</text:span><text:span text:style-name="T6"> Cree una carpeta en un directorio específico y junte todos los archivos del programa allí, para que sea sencillo compilar todo junto</text:span></text:p>
      <text:p text:style-name="P6"><text:span text:style-name="T7">Q:</text:span><text:span text:style-name="T6"> ¿Cómo puedo llevar un registro de que los datos se están guardando correctamente?</text:span></text:p>
      <text:p text:style-name="P6"><text:span text:style-name="T7">A:</text:span><text:span text:style-name="T6"> Utilice los métodos de la lista proporcionados, que le permiten buscar un elemento e imprimir sus atributos.</text:span></text:p>
      <text:p text:style-name="P7"/>
      <text:p text:style-name="Standard"><text:soft-page-break/><text:span text:style-name="T7">5. Autoría:</text:span></text:p>
      <text:p text:style-name="Standard"><text:span text:style-name="T6"><text:tab/>Programa diseñado por “Segmentation Fault” </text:span></text:p>
      <text:p text:style-name="Standard"><text:span text:style-name="T6"><text:tab/>7/6/19</text:span></text:p>
      <text:p text:style-name="Standard"><text:span text:style-name="T6"><text:tab/>FIUBA, Buenos Aires, Argentin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o</meta:initial-creator>
    <dc:creator>Pato</dc:creator>
    <meta:editing-cycles>20</meta:editing-cycles>
    <meta:creation-date>2019-05-20T22:24:00</meta:creation-date>
    <dc:date>2019-06-07T20:00:00</dc:date>
    <meta:editing-duration>PT51M</meta:editing-duration>
    <meta:generator>LibreOffice/5.1.6.2$Linux_x86 LibreOffice_project/10m0$Build-2</meta:generator>
    <meta:document-statistic meta:table-count="0" meta:image-count="0" meta:object-count="0" meta:page-count="3" meta:paragraph-count="32" meta:word-count="562" meta:character-count="3462" meta:non-whitespace-character-count="292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